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2cm"/>
    </style:style>
    <style:style style:name="ro1" style:family="table-row">
      <style:table-row-properties style:row-height="0.54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</table:table-row>
        <table:table-row table:style-name="ro1">
          <table:table-cell table:style-name="ce1"/>
          <table:table-cell table:style-name="ce1" office:value-type="string">
            <text:p>SF1</text:p>
          </table:table-cell>
          <table:table-cell table:style-name="ce1" office:value-type="string">
            <text:p><text:span text:style-name="T1">CR&lt;=(oeM,oePCa)</text:span></text:p>
          </table:table-cell>
          <table:table-cell table:style-name="ce1" office:value-type="string">
            <text:p>b100100</text:p>
          </table:table-cell>
          <table:table-cell table:number-columns-repeated="10" table:style-name="ce1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table:style-name="ce1" office:value-type="string">
            <text:p>X</text:p>
          </table:table-cell>
        </table:table-row>
        <table:table-row table:style-name="ro2">
          <table:table-cell table:style-name="ce1" table:number-columns-repeated="21"/>
        </table:table-row>
        <table:table-row table:style-name="ro2">
          <table:table-cell table:style-name="ce2"/>
          <table:table-cell table:style-name="ce1" office:value-type="string">
            <text:p>SF2</text:p>
          </table:table-cell>
          <table:table-cell table:style-name="ce1" office:value-type="string">
            <text:p>IR&lt;=Bus Datos</text:p>
          </table:table-cell>
          <table:table-cell table:number-columns-repeated="8" table:style-name="ce1" office:value-type="string">
            <text:p>X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7" table:style-name="ce1" office:value-type="string">
            <text:p>X</text:p>
          </table:table-cell>
        </table:table-row>
        <table:table-row table:style-name="ro2">
          <table:table-cell table:style-name="ce1"/>
          <table:table-cell table:style-name="ce1" office:value-type="string">
            <text:p>SF2</text:p>
          </table:table-cell>
          <table:table-cell table:style-name="ce1" office:value-type="string">
            <text:p>PC&lt;=PC+1</text:p>
          </table:table-cell>
          <table:table-cell table:number-columns-repeated="8" table:style-name="ce1" office:value-type="string">
            <text:p>X</text:p>
          </table:table-cell>
          <table:table-cell table:style-name="ce1" office:value-type="string">
            <text:p>b1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7" table:style-name="ce1" office:value-type="string">
            <text:p>X</text:p>
          </table:table-cell>
        </table:table-row>
        <table:table-row table:style-name="ro2">
          <table:table-cell table:style-name="ce1" table:number-columns-repeated="21"/>
        </table:table-row>
        <table:table-row table:style-name="ro3">
          <table:table-cell/>
          <table:table-cell office:value-type="string">
            <text:p>S01</text:p>
          </table:table-cell>
          <table:table-cell office:value-type="string">
            <text:p>Rd&lt;=Rf1 log Rf2</text:p>
          </table:table-cell>
          <table:table-cell office:value-type="string">
            <text:p>X</text:p>
          </table:table-cell>
          <table:table-cell/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Instruccion[12:9]</text:p>
          </table:table-cell>
        </table:table-row>
        <table:table-row table:style-name="ro1">
          <table:table-cell/>
          <table:table-cell office:value-type="string">
            <text:p>S01</text:p>
          </table:table-cell>
          <table:table-cell office:value-type="string">
            <text:p>Status&lt;=(msb,z)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1"/>
        </table:table-row>
        <table:table-row table:style-name="ro3">
          <table:table-cell/>
          <table:table-cell office:value-type="string">
            <text:p>S02</text:p>
          </table:table-cell>
          <table:table-cell office:value-type="string">
            <text:p>Rd&lt;=Rf1 arit Rf2</text:p>
          </table:table-cell>
          <table:table-cell office:value-type="string">
            <text:p>X</text:p>
          </table:table-cell>
          <table:table-cell/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Instruccion[12:9]</text:p>
          </table:table-cell>
        </table:table-row>
        <table:table-row table:style-name="ro1">
          <table:table-cell/>
          <table:table-cell office:value-type="string">
            <text:p>S02</text:p>
          </table:table-cell>
          <table:table-cell office:value-type="string">
            <text:p>Status&lt;=(cy,ov,msb,z)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6"/>
        </table:table-row>
        <table:table-row table:style-name="ro2">
          <table:table-cell table:number-columns-repeated="21"/>
        </table:table-row>
        <table:table-row table:style-name="ro1">
          <table:table-cell/>
          <table:table-cell office:value-type="string">
            <text:p>S04</text:p>
          </table:table-cell>
          <table:table-cell office:value-type="string">
            <text:p>Rd&lt;=desp Rf1</text:p>
          </table:table-cell>
          <table:table-cell office:value-type="string">
            <text:p>X</text:p>
          </table:table-cell>
          <table:table-cell/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Instruccion[12:9]</text:p>
          </table:table-cell>
        </table:table-row>
        <table:table-row table:style-name="ro1">
          <table:table-cell/>
          <table:table-cell office:value-type="string">
            <text:p>S04</text:p>
          </table:table-cell>
          <table:table-cell office:value-type="string">
            <text:p>Status&lt;=(cy,msb,z)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01</text:p>
          </table:table-cell>
          <table:table-cell office:value-type="string">
            <text:p>Rd&lt;=Bus Datos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1R01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1R11</text:p>
          </table:table-cell>
          <table:table-cell office:value-type="string">
            <text:p>AR&lt;=Bus Datos</text:p>
          </table:table-cell>
          <table:table-cell/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R11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12</text:p>
          </table:table-cell>
          <table:table-cell office:value-type="string">
            <text:p>Rd&lt;=Bus Datos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1R12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AR&lt;=Bus Dato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DR&lt;=Rf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table:number-columns-repeated="3"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11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7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1W11</text:p>
          </table:table-cell>
          <table:table-cell office:value-type="string">
            <text:p>PC&lt;=PC+1</text:p>
          </table:table-cell>
          <table:table-cell/>
          <table:table-cell table:number-columns-repeated="7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</table:table-row>
        <table:table-row table:style-name="ro3">
          <table:table-cell/>
          <table:table-cell office:value-type="string">
            <text:p>S1R21</text:p>
          </table:table-cell>
          <table:table-cell office:value-type="string">
            <text:p>Rd&lt;=Bus Datos</text:p>
          </table:table-cell>
          <table:table-cell table:number-columns-repeated="1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3">
          <table:table-cell/>
          <table:table-cell office:value-type="string">
            <text:p>S1R22</text:p>
          </table:table-cell>
          <table:table-cell office:value-type="string">
            <text:p>AR&lt;=Rd+Rf2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8:6]</text:p>
          </table:table-cell>
          <table:table-cell office:value-type="string">
            <text:p>Instruccion[2:0]</text:p>
          </table:table-cell>
          <table:table-cell office:value-type="string">
            <text:p>b0101</text:p>
          </table:table-cell>
        </table:table-row>
        <table:table-row table:style-name="ro1">
          <table:table-cell/>
          <table:table-cell office:value-type="string">
            <text:p>S1R22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23</text:p>
          </table:table-cell>
          <table:table-cell office:value-type="string">
            <text:p>Rd&lt;=Bus Datos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1R23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/>
          <table:table-cell office:value-type="string">
            <text:p>S1W20</text:p>
          </table:table-cell>
          <table:table-cell office:value-type="string">
            <text:p>DR&lt;=Rf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3"/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</table:table-row>
        <table:table-row table:style-name="ro1">
          <table:table-cell/>
          <table:table-cell office:value-type="string">
            <text:p>S1W20</text:p>
          </table:table-cell>
          <table:table-cell office:value-type="string">
            <text:p>Rf1&lt;=Bus Datos</text:p>
          </table:table-cell>
          <table:table-cell table:number-columns-repeated="4" office:value-type="string">
            <text:p>X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5:3]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1W21</text:p>
          </table:table-cell>
          <table:table-cell office:value-type="string">
            <text:p>AR&lt;=Rf1+Rf2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b0101</text:p>
          </table:table-cell>
        </table:table-row>
        <table:table-row table:style-name="ro1">
          <table:table-cell/>
          <table:table-cell office:value-type="string">
            <text:p>S1W21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1W22</text:p>
          </table:table-cell>
          <table:table-cell office:value-type="string">
            <text:p>Rf1&lt;=Bus Datos</text:p>
          </table:table-cell>
          <table:table-cell/>
          <table:table-cell table:number-columns-repeated="7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Instruccion[5:3]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/>
          <table:table-cell office:value-type="string">
            <text:p>S1W22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7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2">
          <table:table-cell/>
          <table:table-cell office:value-type="string">
            <text:p>S1W22</text:p>
          </table:table-cell>
          <table:table-cell office:value-type="string">
            <text:p>PC&lt;=PC+1</text:p>
          </table:table-cell>
          <table:table-cell/>
          <table:table-cell table:number-columns-repeated="7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1R31</text:p>
          </table:table-cell>
          <table:table-cell office:value-type="string">
            <text:p>AR&lt;=Bus Datos</text:p>
          </table:table-cell>
          <table:table-cell/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table:style-name="ce3" office:value-type="string">
            <text:p>** 2</text:p>
          </table:table-cell>
          <table:table-cell office:value-type="string">
            <text:p>S1R31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2">
          <table:table-cell/>
          <table:table-cell office:value-type="string">
            <text:p>S1R32</text:p>
          </table:table-cell>
          <table:table-cell office:value-type="string">
            <text:p>AR&lt;=Bus Datos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1R33</text:p>
          </table:table-cell>
          <table:table-cell office:value-type="string">
            <text:p>Rd&lt;=Bus Datos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1R33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3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1W30</text:p>
          </table:table-cell>
          <table:table-cell office:value-type="string">
            <text:p>AR&lt;=Bus Datos</text:p>
          </table:table-cell>
          <table:table-cell/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W30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AR&lt;=Bus Datos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DR&lt;=Rf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table:number-columns-repeated="3"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32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7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1W32</text:p>
          </table:table-cell>
          <table:table-cell office:value-type="string">
            <text:p>PC&lt;=PC+1</text:p>
          </table:table-cell>
          <table:table-cell/>
          <table:table-cell table:number-columns-repeated="7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6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table:style-name="ce3" office:value-type="string">
            <text:p>* 5</text:p>
          </table:table-cell>
          <table:table-cell office:value-type="string">
            <text:p>S21</text:p>
          </table:table-cell>
          <table:table-cell office:value-type="string">
            <text:p>PC&lt;=Bus Datos</text:p>
          </table:table-cell>
          <table:table-cell table:number-columns-repeated="8" office:value-type="string">
            <text:p>X</text:p>
          </table:table-cell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*</text:p>
          </table:table-cell>
          <table:table-cell office:value-type="string">
            <text:p>S22</text:p>
          </table:table-cell>
          <table:table-cell office:value-type="string">
            <text:p>PC&lt;=PC+1</text:p>
          </table:table-cell>
          <table:table-cell table:number-columns-repeated="8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S23</text:p>
          </table:table-cell>
          <table:table-cell office:value-type="string">
            <text:p>DR&lt;=Bus Datos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AR&lt;=Rf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</table:table-row>
        <table:table-row table:style-name="ro2">
          <table:table-cell/>
          <table:table-cell office:value-type="string">
            <text:p>S23</text:p>
          </table:table-cell>
          <table:table-cell office:value-type="string">
            <text:p>PC&lt;=PC+1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CR&lt;=(oePCd,oeAR,WR)</text:p>
          </table:table-cell>
          <table:table-cell office:value-type="string">
            <text:p>b010011</text:p>
          </table:table-cell>
          <table:table-cell table:number-columns-repeated="3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</table:table-row>
        <table:table-row table:style-name="ro1">
          <table:table-cell/>
          <table:table-cell office:value-type="string">
            <text:p>S24</text:p>
          </table:table-cell>
          <table:table-cell office:value-type="string">
            <text:p>Rf1&lt;=Rf1+1</text:p>
          </table:table-cell>
          <table:table-cell/>
          <table:table-cell table:number-columns-repeated="10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5:3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11</text:p>
          </table:table-cell>
        </table:table-row>
        <table:table-row table:style-name="ro1">
          <table:table-cell/>
          <table:table-cell office:value-type="string">
            <text:p>S24</text:p>
          </table:table-cell>
          <table:table-cell office:value-type="string">
            <text:p>Cr&lt;=(oePCd,oeAR)</text:p>
          </table:table-cell>
          <table:table-cell office:value-type="string">
            <text:p>b010010</text:p>
          </table:table-cell>
          <table:table-cell table:number-columns-repeated="10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1">
          <table:table-cell/>
          <table:table-cell office:value-type="string">
            <text:p>S25</text:p>
          </table:table-cell>
          <table:table-cell office:value-type="string">
            <text:p>CR&lt;=(oeDR)</text:p>
          </table:table-cell>
          <table:table-cell office:value-type="string">
            <text:p>b001000</text:p>
          </table:table-cell>
          <table:table-cell table:number-columns-repeated="10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26</text:p>
          </table:table-cell>
          <table:table-cell office:value-type="string">
            <text:p>PC&lt;=Bus Datos</text:p>
          </table:table-cell>
          <table:table-cell table:number-columns-repeated="8" office:value-type="string">
            <text:p>X</text:p>
          </table:table-cell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</table:table-row>
        <table:table-row table:style-name="ro2">
          <table:table-cell table:number-columns-repeated="21"/>
        </table:table-row>
        <table:table-row table:style-name="ro1">
          <table:table-cell/>
          <table:table-cell office:value-type="string">
            <text:p>S27</text:p>
          </table:table-cell>
          <table:table-cell office:value-type="string">
            <text:p>AR&lt;=Rf1-1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00</text:p>
          </table:table-cell>
        </table:table-row>
        <table:table-row table:style-name="ro1">
          <table:table-cell/>
          <table:table-cell office:value-type="string">
            <text:p>S27</text:p>
          </table:table-cell>
          <table:table-cell office:value-type="string">
            <text:p>Rf1&lt;=Rf1-1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5:3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00</text:p>
          </table:table-cell>
        </table:table-row>
        <table:table-row table:style-name="ro1">
          <table:table-cell/>
          <table:table-cell office:value-type="string">
            <text:p>S27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S28</text:p>
          </table:table-cell>
          <table:table-cell office:value-type="string">
            <text:p>PC&lt;=Bus Datos</text:p>
          </table:table-cell>
          <table:table-cell table:number-columns-repeated="8" office:value-type="string">
            <text:p>X</text:p>
          </table:table-cell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X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office:value-type="string">
            <text:p>Control=oeM,oePCd,oeDR,oePCa,oeAR,WR</text:p>
          </table:table-cell>
          <table:table-cell table:number-columns-repeated="20"/>
        </table:table-row>
        <table:table-row table:style-name="ro1">
          <table:table-cell office:value-type="string">
            <text:p>** oeARa = oeAR</text:p>
          </table:table-cell>
          <table:table-cell table:number-columns-repeated="20"/>
        </table:table-row>
        <table:table-row table:style-name="ro1">
          <table:table-cell office:value-type="string">
            <text:p>* Revisa Status</text:p>
          </table:table-cell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C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/12/2009</text:date>, <text:time>03:53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05T09:31:41</meta:creation-date>
    <dc:date>2009-12-08T03:49:08</dc:date>
    <meta:editing-cycles>13</meta:editing-cycles>
    <meta:editing-duration>PT14H29M3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1091"/>
  </office:meta>
</office:document-meta>
</file>